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3" style:family="table-row">
      <style:table-row-properties style:min-row-height="0.732cm"/>
    </style:style>
    <style:style style:name="Tableau6" style:family="table">
      <style:table-properties style:width="5.708cm" fo:margin-left="5.616cm" table:align="left"/>
    </style:style>
    <style:style style:name="Tableau6.A" style:family="table-column">
      <style:table-column-properties style:column-width="5.708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8f41" officeooo:paragraph-rsid="001c8f41"/>
    </style:style>
    <style:style style:name="P2" style:family="paragraph" style:parent-style-name="Standard">
      <style:text-properties fo:color="#c9211e" loext:opacity="100%" officeooo:rsid="001c8f41" officeooo:paragraph-rsid="001c8f41"/>
    </style:style>
    <style:style style:name="P3" style:family="paragraph" style:parent-style-name="Standard">
      <style:text-properties fo:color="#00a933" loext:opacity="100%" officeooo:rsid="001c8f41" officeooo:paragraph-rsid="001c8f41"/>
    </style:style>
    <style:style style:name="P4" style:family="paragraph" style:parent-style-name="Standard">
      <style:text-properties style:use-window-font-color="true" loext:opacity="0%" officeooo:rsid="001d109d" officeooo:paragraph-rsid="001d109d"/>
    </style:style>
    <style:style style:name="P5" style:family="paragraph" style:parent-style-name="Standard">
      <style:text-properties style:use-window-font-color="true" loext:opacity="0%" officeooo:rsid="001e7e99" officeooo:paragraph-rsid="001e7e99"/>
    </style:style>
    <style:style style:name="P6" style:family="paragraph" style:parent-style-name="Standard">
      <style:text-properties style:use-window-font-color="true" loext:opacity="0%" fo:font-weight="normal" officeooo:rsid="001fa0fa" officeooo:paragraph-rsid="001fa0fa" style:font-weight-asian="normal" style:font-weight-complex="normal"/>
    </style:style>
    <style:style style:name="P7" style:family="paragraph" style:parent-style-name="Standard">
      <style:text-properties style:use-window-font-color="true" loext:opacity="0%" fo:font-weight="normal" officeooo:rsid="00218028" officeooo:paragraph-rsid="00218028" style:font-weight-asian="normal" style:font-weight-complex="normal"/>
    </style:style>
    <style:style style:name="P8" style:family="paragraph" style:parent-style-name="Standard">
      <style:text-properties style:use-window-font-color="true" loext:opacity="0%" fo:font-weight="normal" officeooo:rsid="00219baa" officeooo:paragraph-rsid="00219baa" style:font-weight-asian="normal" style:font-weight-complex="normal"/>
    </style:style>
    <style:style style:name="P9" style:family="paragraph" style:parent-style-name="Standard">
      <style:text-properties style:use-window-font-color="true" loext:opacity="0%" fo:font-weight="normal" officeooo:rsid="00222538" officeooo:paragraph-rsid="00222538" style:font-weight-asian="normal" style:font-weight-complex="normal"/>
    </style:style>
    <style:style style:name="P10" style:family="paragraph" style:parent-style-name="Standard">
      <style:text-properties style:use-window-font-color="true" loext:opacity="0%" fo:font-weight="normal" officeooo:rsid="0022da4f" officeooo:paragraph-rsid="0022da4f" style:font-weight-asian="normal" style:font-weight-complex="normal"/>
    </style:style>
    <style:style style:name="P11" style:family="paragraph" style:parent-style-name="Standard">
      <style:text-properties style:use-window-font-color="true" loext:opacity="0%" fo:font-weight="bold" officeooo:rsid="001fa0fa" officeooo:paragraph-rsid="001fa0fa" style:font-weight-asian="bold" style:font-weight-complex="bold"/>
    </style:style>
    <style:style style:name="P12" style:family="paragraph" style:parent-style-name="Standard">
      <style:text-properties style:use-window-font-color="true" loext:opacity="0%" fo:font-weight="bold" officeooo:rsid="001e7e99" officeooo:paragraph-rsid="001e7e99" style:font-weight-asian="bold" style:font-weight-complex="bold"/>
    </style:style>
    <style:style style:name="P13" style:family="paragraph" style:parent-style-name="Standard">
      <style:text-properties style:use-window-font-color="true" loext:opacity="0%" fo:font-weight="bold" officeooo:rsid="00219baa" officeooo:paragraph-rsid="00219baa" style:font-weight-asian="bold" style:font-weight-complex="bold"/>
    </style:style>
    <style:style style:name="P14" style:family="paragraph" style:parent-style-name="Standard">
      <style:text-properties style:use-window-font-color="true" loext:opacity="0%" fo:font-weight="bold" officeooo:rsid="00218028" officeooo:paragraph-rsid="00218028" style:font-weight-asian="bold" style:font-weight-complex="bold"/>
    </style:style>
    <style:style style:name="P15" style:family="paragraph" style:parent-style-name="Standard">
      <style:text-properties style:use-window-font-color="true" loext:opacity="0%" fo:font-weight="bold" officeooo:rsid="0022da4f" officeooo:paragraph-rsid="0022da4f" style:font-weight-asian="bold" style:font-weight-complex="bold"/>
    </style:style>
    <style:style style:name="P16" style:family="paragraph" style:parent-style-name="Standard">
      <style:text-properties style:use-window-font-color="true" loext:opacity="0%" fo:font-weight="bold" officeooo:rsid="001d109d" officeooo:paragraph-rsid="001d109d" style:font-weight-asian="bold" style:font-weight-complex="bold"/>
    </style:style>
    <style:style style:name="P17" style:family="paragraph" style:parent-style-name="Standard">
      <style:text-properties style:use-window-font-color="true" loext:opacity="0%" style:text-underline-style="solid" style:text-underline-width="auto" style:text-underline-color="font-color" fo:font-weight="bold" officeooo:rsid="00277555" officeooo:paragraph-rsid="00277555" style:font-weight-asian="bold" style:font-weight-complex="bold"/>
    </style:style>
    <style:style style:name="P18" style:family="paragraph" style:parent-style-name="Standard">
      <style:text-properties style:use-window-font-color="true" loext:opacity="0%" style:text-underline-style="none" fo:font-weight="normal" officeooo:rsid="00277555" officeooo:paragraph-rsid="00277555" style:font-weight-asian="normal" style:font-weight-complex="normal"/>
    </style:style>
    <style:style style:name="P19" style:family="paragraph" style:parent-style-name="Standard">
      <style:text-properties style:use-window-font-color="true" loext:opacity="0%" style:text-underline-style="none" fo:font-weight="normal" officeooo:rsid="00277e7a" officeooo:paragraph-rsid="00277e7a" style:font-weight-asian="normal" style:font-weight-complex="normal"/>
    </style:style>
    <style:style style:name="P20" style:family="paragraph" style:parent-style-name="Standard">
      <style:text-properties style:use-window-font-color="true" loext:opacity="0%" style:text-underline-style="none" fo:font-weight="normal" officeooo:rsid="00277e7a" officeooo:paragraph-rsid="00279384" style:font-weight-asian="normal" style:font-weight-complex="normal"/>
    </style:style>
    <style:style style:name="P21" style:family="paragraph" style:parent-style-name="Standard">
      <style:text-properties fo:color="#ff8000" loext:opacity="100%" officeooo:rsid="00279384" officeooo:paragraph-rsid="00279384"/>
    </style:style>
    <style:style style:name="P22" style:family="paragraph" style:parent-style-name="Standard">
      <style:text-properties fo:color="#b85c00" loext:opacity="100%" fo:font-weight="normal" officeooo:rsid="0022da4f" officeooo:paragraph-rsid="0022da4f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c8f41" officeooo:paragraph-rsid="001c8f41" style:font-weight-asian="bold" style:font-weight-complex="bold"/>
    </style:style>
    <style:style style:name="P24" style:family="paragraph" style:parent-style-name="Standard">
      <style:text-properties officeooo:paragraph-rsid="00279384"/>
    </style:style>
    <style:style style:name="P25" style:family="paragraph" style:parent-style-name="Standard">
      <style:text-properties fo:color="#000000" loext:opacity="100%" style:text-underline-style="none" fo:font-weight="normal" officeooo:rsid="00277e7a" officeooo:paragraph-rsid="00279384" style:font-weight-asian="normal" style:font-weight-complex="normal"/>
    </style:style>
    <style:style style:name="P26" style:family="paragraph" style:parent-style-name="Standard">
      <style:text-properties officeooo:rsid="00296c06" officeooo:paragraph-rsid="00296c06"/>
    </style:style>
    <style:style style:name="P27" style:family="paragraph" style:parent-style-name="Standard">
      <style:text-properties officeooo:rsid="00296c06" officeooo:paragraph-rsid="00296c06" fo:background-color="#00a933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296c06" officeooo:paragraph-rsid="00296c06" style:font-weight-asian="bold" style:font-weight-complex="bold"/>
    </style:style>
    <style:style style:name="P29" style:family="paragraph" style:parent-style-name="Table_20_Contents">
      <style:text-properties officeooo:rsid="001d109d" officeooo:paragraph-rsid="001d109d"/>
    </style:style>
    <style:style style:name="P30" style:family="paragraph" style:parent-style-name="Table_20_Contents">
      <style:text-properties officeooo:rsid="001fa0fa" officeooo:paragraph-rsid="001fa0fa"/>
    </style:style>
    <style:style style:name="P31" style:family="paragraph" style:parent-style-name="Table_20_Contents">
      <style:text-properties officeooo:rsid="001fa0fa" officeooo:paragraph-rsid="001fa437"/>
    </style:style>
    <style:style style:name="P32" style:family="paragraph" style:parent-style-name="Table_20_Contents">
      <style:text-properties officeooo:rsid="0022da4f" officeooo:paragraph-rsid="0022da4f"/>
    </style:style>
    <style:style style:name="P33" style:family="paragraph" style:parent-style-name="Table_20_Contents">
      <style:paragraph-properties fo:text-align="start" style:justify-single-word="false"/>
      <style:text-properties officeooo:rsid="0022da4f" officeooo:paragraph-rsid="0022da4f"/>
    </style:style>
    <style:style style:name="P34" style:family="paragraph" style:parent-style-name="Table_20_Contents">
      <style:paragraph-properties fo:text-align="center" style:justify-single-word="false"/>
      <style:text-properties fo:color="#00a933" loext:opacity="100%" officeooo:rsid="0022da4f" officeooo:paragraph-rsid="0022da4f"/>
    </style:style>
    <style:style style:name="P35" style:family="paragraph" style:parent-style-name="Table_20_Contents">
      <style:text-properties fo:color="#00a933" loext:opacity="100%" officeooo:rsid="00277e7a" officeooo:paragraph-rsid="00277e7a"/>
    </style:style>
    <style:style style:name="P36" style:family="paragraph" style:parent-style-name="Table_20_Contents">
      <style:text-properties fo:color="#00a933" loext:opacity="100%" officeooo:rsid="00277e7a" officeooo:paragraph-rsid="00279384"/>
    </style:style>
    <style:style style:name="P37" style:family="paragraph" style:parent-style-name="Table_20_Contents">
      <style:text-properties officeooo:rsid="00277e7a" officeooo:paragraph-rsid="00277e7a"/>
    </style:style>
    <style:style style:name="P38" style:family="paragraph" style:parent-style-name="Table_20_Contents">
      <style:text-properties officeooo:rsid="00277e7a" officeooo:paragraph-rsid="00279384"/>
    </style:style>
    <style:style style:name="P39" style:family="paragraph" style:parent-style-name="Table_20_Contents">
      <style:text-properties officeooo:paragraph-rsid="00279384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officeooo:rsid="00279384" officeooo:paragraph-rsid="00279384"/>
    </style:style>
    <style:style style:name="P41" style:family="paragraph">
      <style:paragraph-properties fo:text-align="center"/>
    </style:style>
    <style:style style:name="P42" style:family="paragraph">
      <loext:graphic-properties draw:fill-color="#00a933"/>
      <style:paragraph-properties fo:text-align="center"/>
    </style:style>
    <style:style style:name="T1" style:family="text">
      <style:text-properties fo:color="#00a933" loext:opacity="100%"/>
    </style:style>
    <style:style style:name="T2" style:family="text">
      <style:text-properties officeooo:rsid="001d109d"/>
    </style:style>
    <style:style style:name="T3" style:family="text">
      <style:text-properties officeooo:rsid="001e7e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officeooo:rsid="001fa437"/>
    </style:style>
    <style:style style:name="T7" style:family="text">
      <style:text-properties officeooo:rsid="002015e0"/>
    </style:style>
    <style:style style:name="T8" style:family="text">
      <style:text-properties officeooo:rsid="00219baa"/>
    </style:style>
    <style:style style:name="T9" style:family="text">
      <style:text-properties officeooo:rsid="00222538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gr1" style:family="graphic">
      <style:graphic-properties svg:stroke-width="0.049cm" svg:stroke-color="#00a933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a933" draw:marker-start-width="0.427cm" draw:marker-end-width="0.427cm" draw:fill-color="#00a933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Base de Données : Les principes de base </text:p>
      <text:p text:style-name="P1"/>
      <text:p text:style-name="P2">Def : Ensemble structuré de données qui modélisent un univers réel dans un système informatique</text:p>
      <text:p text:style-name="P1">Exemple : </text:p>
      <text:p text:style-name="P1"><text:tab/>les données décrivant l’activité d’une compagnie aérienne :</text:p>
      <text:p text:style-name="P1"><text:tab/><text:tab/><text:span text:style-name="T1">- Voyageurs, vols, avions,personnel,….</text:span></text:p>
      <text:p text:style-name="P3"><text:tab/><text:tab/>- Réservation ( un voyageur réserve un vol )</text:p>
      <text:p text:style-name="P3"/>
      <text:p text:style-name="P16">Structure gloabale selon MERISE <text:span text:style-name="T3">(tables)</text:span></text:p>
      <table:table table:name="Tableau1" table:style-name="Tableau1">
        <table:table-column table:style-name="Tableau1.A" table:number-columns-repeated="3"/>
        <table:table-row table:style-name="TableLine94520669893472">
          <table:table-cell table:style-name="Tableau1.A1" office:value-type="string">
            <text:p text:style-name="P29">Quoi ?</text:p>
          </table:table-cell>
          <table:table-cell table:style-name="Tableau1.A1" office:value-type="string">
            <text:p text:style-name="P29">Schéma conceptuel</text:p>
          </table:table-cell>
          <table:table-cell table:style-name="Tableau1.C1" office:value-type="string">
            <text:p text:style-name="P29">Entière création de la base de données (MCD) :</text:p>
            <text:p text:style-name="P29">- organisation des données</text:p>
          </table:table-cell>
        </table:table-row>
        <table:table-row table:style-name="TableLine94520669893472">
          <table:table-cell table:style-name="Tableau1.A2" office:value-type="string">
            <text:p text:style-name="Table_20_Contents">Q<text:span text:style-name="T2">ui?Quand?Ou ?</text:span></text:p>
          </table:table-cell>
          <table:table-cell table:style-name="Tableau1.A2" office:value-type="string">
            <text:p text:style-name="P29">Schéma Logique</text:p>
          </table:table-cell>
          <table:table-cell table:style-name="Tableau1.C2" office:value-type="string">
            <text:p text:style-name="P29">Implémentation de la base sur un SGBD (MLD) :</text:p>
            <text:p text:style-name="P29">- définir le type des attributs</text:p>
            <text:p text:style-name="P29">- déterminer les contraintes d’intégrité</text:p>
          </table:table-cell>
        </table:table-row>
        <table:table-row table:style-name="TableLine94520669893472">
          <table:table-cell table:style-name="Tableau1.A2" office:value-type="string">
            <text:p text:style-name="P29">Comment ?</text:p>
          </table:table-cell>
          <table:table-cell table:style-name="Tableau1.A2" office:value-type="string">
            <text:p text:style-name="Table_20_Contents">S<text:span text:style-name="T2">chéma Physique</text:span></text:p>
          </table:table-cell>
          <table:table-cell table:style-name="Tableau1.C2" office:value-type="string">
            <text:p text:style-name="P29">Description de la base dans le SGBD (MPD) :</text:p>
            <text:p text:style-name="P29">- architecture technique des programmes</text:p>
          </table:table-cell>
        </table:table-row>
      </table:table>
      <text:p text:style-name="P4"/>
      <text:p text:style-name="P4"/>
      <text:p text:style-name="P12">Methode UML</text:p>
      <text:p text:style-name="P12">Qu’est ce qu’un diagramme de classe ?</text:p>
      <text:p text:style-name="P5"/>
      <text:p text:style-name="P5">Afin de créer une base de données on utilise généralement un langage de modélisation <text:span text:style-name="T4">appelé UML</text:span>. Grâce à lui, on peut décrire l’ensemble du système et de ses interactions avec son environnement et les utilisateurs</text:p>
      <text:p text:style-name="P5"/>
      <text:p text:style-name="P5">Correspondance entre les classes en <text:span text:style-name="T4">UML </text:span>et les tables en <text:span text:style-name="T4">BD</text:span></text:p>
      <text:p text:style-name="P5"><text:span text:style-name="T4"/></text:p>
      <text:p text:style-name="P11">Q<text:span text:style-name="T7">u</text:span>’est ce qu’une classe ?</text:p>
      <text:p text:style-name="P6"><text:tab/>- représente toute entité d’un système</text:p>
      <text:p text:style-name="P6"><text:tab/>- est décrite par ses attributs, ses méthodes et ses contraintes</text:p>
      <text:p text:style-name="P6"/>
      <table:table table:name="Tableau2" table:style-name="Tableau2">
        <table:table-column table:style-name="Tableau2.A" table:number-columns-repeated="2"/>
        <table:table-row table:style-name="TableLine94520680694352">
          <table:table-cell table:style-name="Tableau2.A1" office:value-type="string">
            <text:p text:style-name="P30">Stagiaire</text:p>
          </table:table-cell>
          <table:table-cell table:style-name="Tableau2.B1" office:value-type="string">
            <text:p text:style-name="P30">Nom de la classe</text:p>
          </table:table-cell>
        </table:table-row>
        <table:table-row table:style-name="TableLine94520680694352">
          <table:table-cell table:style-name="Tableau2.A2" office:value-type="string">
            <text:p text:style-name="P30">ID stagiaire</text:p>
            <text:p text:style-name="P30">Nom Stagiaire</text:p>
            <text:p text:style-name="P30">AdrStagiaire</text:p>
          </table:table-cell>
          <table:table-cell table:style-name="Tableau2.B2" office:value-type="string">
            <text:p text:style-name="P30">Identitfiant</text:p>
            <text:p text:style-name="P30">Attributs</text:p>
          </table:table-cell>
        </table:table-row>
        <table:table-row table:style-name="TableLine94520680694352">
          <table:table-cell table:style-name="Tableau2.A2" office:value-type="string">
            <text:p text:style-name="P30">Moyenne()</text:p>
            <text:p text:style-name="P30">module_obtenus()</text:p>
          </table:table-cell>
          <table:table-cell table:style-name="Tableau2.B2" office:value-type="string">
            <text:p text:style-name="P30">Méthodes <text:s text:c="22"/><text:span text:style-name="T5">→ </text:span><text:span text:style-name="T6">Procédures</text:span></text:p>
          </table:table-cell>
        </table:table-row>
        <table:table-row table:style-name="TableLine94520680694352">
          <table:table-cell table:style-name="Tableau2.A2" office:value-type="string">
            <text:p text:style-name="P30">Inscription_correcte</text:p>
            <text:p text:style-name="P30">Nombre_inscrits</text:p>
          </table:table-cell>
          <table:table-cell table:style-name="Tableau2.B2" office:value-type="string">
            <text:p text:style-name="P31">Contraintes <text:s text:c="19"/><text:span text:style-name="T5">→ </text:span><text:span text:style-name="T6">Déclancheurs</text:span></text:p>
          </table:table-cell>
        </table:table-row>
      </table:table>
      <text:p text:style-name="P6"/>
      <text:p text:style-name="P7"/>
      <text:p text:style-name="P7"/>
      <text:p text:style-name="P7"/>
      <text:p text:style-name="P7"/>
      <text:p text:style-name="P14"><text:soft-page-break/>Clés d’une classe</text:p>
      <text:p text:style-name="P7"/>
      <text:p text:style-name="P7">En base de données, les clés permettent de vérifier l’intégrité d’une base ou des classes.</text:p>
      <text:p text:style-name="P7">Il en existe 2 :</text:p>
      <text:p text:style-name="P7"><text:tab/>- les clé primaires</text:p>
      <text:p text:style-name="P7"><text:tab/>- les clés étrangères</text:p>
      <text:p text:style-name="P7"/>
      <text:p text:style-name="P13">Clé primaire</text:p>
      <text:p text:style-name="P8"/>
      <text:p text:style-name="P8">Une clé primaire est formée d’un attribut qui identifie de manière unique un enregistrement dans une table. Elle permet ainsi d’éviter les doublons.</text:p>
      <text:p text:style-name="P8">Exemple :</text:p>
      <text:p text:style-name="P8"><text:span text:style-name="T1"><text:tab/>- le numéro étudiant permet d’identifier l’étudiant de manière unique.</text:span></text:p>
      <text:p text:style-name="P7"/>
      <text:p text:style-name="P14"><text:span text:style-name="T9">#</text:span><text:span text:style-name="T8">Clé étrangère</text:span></text:p>
      <text:p text:style-name="P7"/>
      <text:p text:style-name="P9">Une fois la contrainte d’unicité vérifié grâce à la clé primaire, on utilise une clé étrangère pour créer une relation entre deux classes.</text:p>
      <text:p text:style-name="P9">Ainsi, la clé primaire de la table 1 sera la clé étrangère de la table 2.</text:p>
      <text:p text:style-name="P9"/>
      <text:p text:style-name="P15">Association entre classes</text:p>
      <text:p text:style-name="P10"><text:tab/>- représente la relation entre plusieurs entités</text:p>
      <text:p text:style-name="P10"><text:tab/>-toute association porte un nom caractérisant le lien entre les objets</text:p>
      <text:p text:style-name="P10"/>
      <table:table table:name="Tableau3" table:style-name="Tableau3">
        <table:table-column table:style-name="Tableau3.A" table:number-columns-repeated="3"/>
        <table:table-row table:style-name="TableLine94520681593008">
          <table:table-cell table:style-name="Tableau3.A1" office:value-type="string">
            <text:p text:style-name="P32">Stagiaire</text:p>
          </table:table-cell>
          <table:table-cell table:style-name="Tableau3.A1" office:value-type="string">
            <text:p text:style-name="Table_20_Contents"/>
          </table:table-cell>
          <table:table-cell table:style-name="Tableau3.C1" office:value-type="string">
            <text:p text:style-name="P32">Diplome</text:p>
          </table:table-cell>
        </table:table-row>
        <table:table-row table:style-name="TableLine94520681593008">
          <table:table-cell table:style-name="Tableau3.A2" office:value-type="string">
            <text:p text:style-name="P33">Id stagiaire</text:p>
          </table:table-cell>
          <table:table-cell table:style-name="Tableau3.A2" office:value-type="string">
            <text:p text:style-name="P34">Inscrire</text:p>
          </table:table-cell>
          <table:table-cell table:style-name="Tableau3.C2" office:value-type="string">
            <text:p text:style-name="P32">IdDiplome</text:p>
          </table:table-cell>
        </table:table-row>
        <table:table-row table:style-name="TableLine94520681593008">
          <table:table-cell table:style-name="Tableau3.A2" office:value-type="string">
            <text:p text:style-name="P32">Nom Stagiaire</text:p>
          </table:table-cell>
          <table:table-cell table:style-name="Tableau3.A2" office:value-type="string">
            <text:p text:style-name="P32"><text:span text:style-name="T1">0..* </text:span><text:s text:c="42"/><text:span text:style-name="T1">1</text:span></text:p>
          </table:table-cell>
          <table:table-cell table:style-name="Tableau3.C2" office:value-type="string">
            <text:p text:style-name="P32">NomDip</text:p>
          </table:table-cell>
        </table:table-row>
        <table:table-row table:style-name="TableLine94520681593008">
          <table:table-cell table:style-name="Tableau3.A2" office:value-type="string">
            <text:p text:style-name="P32">AdrStagiaire</text:p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P32">RespDip</text:p>
          </table:table-cell>
        </table:table-row>
      </table:table>
      <text:p text:style-name="P10"/>
      <text:p text:style-name="P22">* Un stagiaire peut s’inscrire à un diplôme uniquement</text:p>
      <text:p text:style-name="P22">* Un diplôme peut concerner aucun ou plusieurs stagiaires</text:p>
      <text:p text:style-name="P22"/>
      <text:p text:style-name="P22"/>
      <text:p text:style-name="P17">Les cardinalités signifie les contrainte de multiplicité d’une liaison</text:p>
      <text:p text:style-name="P18"/>
      <text:p text:style-name="P19">Cas de figure table de liaison :</text:p>
      <table:table table:name="Tableau4" table:style-name="Tableau4">
        <table:table-column table:style-name="Tableau4.A" table:number-columns-repeated="3"/>
        <table:table-row table:style-name="TableLine94520670210576">
          <table:table-cell table:style-name="Tableau4.A1" office:value-type="string">
            <text:p text:style-name="P37">Personne</text:p>
          </table:table-cell>
          <table:table-cell table:style-name="Tableau4.A1" office:value-type="string">
            <text:p text:style-name="Table_20_Contents"/>
          </table:table-cell>
          <table:table-cell table:style-name="Tableau4.C1" office:value-type="string">
            <text:p text:style-name="P37">Projet</text:p>
          </table:table-cell>
        </table:table-row>
        <table:table-row table:style-name="TableLine94520670210576">
          <table:table-cell table:style-name="Tableau4.A2" office:value-type="string">
            <text:p text:style-name="P37">IdPersonne</text:p>
          </table:table-cell>
          <table:table-cell table:style-name="Tableau4.A2" office:value-type="string">
            <text:p text:style-name="P37"><text:s text:c="15"/><text:span text:style-name="T1"><text:s text:c="2"/>Travailler </text:span></text:p>
          </table:table-cell>
          <table:table-cell table:style-name="Tableau4.C2" office:value-type="string">
            <text:p text:style-name="P37">IdProjet</text:p>
          </table:table-cell>
        </table:table-row>
        <table:table-row table:style-name="TableLine94520670210576">
          <table:table-cell table:style-name="Tableau4.A2" office:value-type="string">
            <text:p text:style-name="P37">NomPersonne</text:p>
          </table:table-cell>
          <table:table-cell table:style-name="Tableau4.A2" office:value-type="string">
            <text:p text:style-name="P35">1..* <text:s text:c="38"/>1..*</text:p>
          </table:table-cell>
          <table:table-cell table:style-name="Tableau4.C2" office:value-type="string">
            <text:p text:style-name="P37">NomProjet</text:p>
          </table:table-cell>
        </table:table-row>
      </table:table>
      <text:p text:style-name="P19"/>
      <text:p text:style-name="P19">En créant la cardinalité de type « 1 », <text:span text:style-name="T11">une table de liaison est nécessaire.</text:span></text:p>
      <text:p text:style-name="P19"><text:span text:style-name="T10">Ici, la table « Travailler » comprendrait deux champs minimum ( en général, la clé primaire de chaque table) :</text:span></text:p>
      <text:p text:style-name="P19"><text:span text:style-name="T10"><text:tab/>- Trv_Id_Personne</text:span></text:p>
      <text:p text:style-name="P19"><text:span text:style-name="T10"><text:tab/>- Trv_Id_Projet</text:span></text:p>
      <text:p text:style-name="P19"><text:span text:style-name="T10"><text:tab/></text:span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oft-page-break/><text:span text:style-name="T10"/></text:p>
      <text:p text:style-name="P20"><text:span text:style-name="T10"/></text:p>
      <table:table table:name="Tableau5" table:style-name="Tableau5">
        <table:table-column table:style-name="Tableau5.A" table:number-columns-repeated="3"/>
        <table:table-row table:style-name="TableLine94520681073616">
          <table:table-cell table:style-name="Tableau5.A1" office:value-type="string">
            <text:p text:style-name="P38">Personne</text:p>
          </table:table-cell>
          <table:table-cell table:style-name="Tableau5.A1" office:value-type="string">
            <text:p text:style-name="P39"/>
          </table:table-cell>
          <table:table-cell table:style-name="Tableau5.C1" office:value-type="string">
            <text:p text:style-name="P38">Projet</text:p>
          </table:table-cell>
        </table:table-row>
        <table:table-row table:style-name="TableLine94520681073616">
          <table:table-cell table:style-name="Tableau5.A2" office:value-type="string">
            <text:p text:style-name="P38">IdPersonne</text:p>
          </table:table-cell>
          <table:table-cell table:style-name="Tableau5.A2" office:value-type="string">
            <text:p text:style-name="P38"><text:s text:c="15"/><text:span text:style-name="T1"><text:s text:c="2"/>Travailler </text:span></text:p>
          </table:table-cell>
          <table:table-cell table:style-name="Tableau5.C2" office:value-type="string">
            <text:p text:style-name="P38">IdProjet</text:p>
          </table:table-cell>
        </table:table-row>
        <table:table-row table:style-name="Tableau5.3">
          <table:table-cell table:style-name="Tableau5.A2" office:value-type="string">
            <text:p text:style-name="P38"><draw:line text:anchor-type="paragraph" draw:z-index="0" draw:name="Forme1" draw:style-name="gr2" draw:text-style-name="P42" svg:x1="5.775cm" svg:y1="2.797cm" svg:x2="2.563cm" svg:y2="0.587cm"><text:p/></draw:line>NomPersonne</text:p>
          </table:table-cell>
          <table:table-cell table:style-name="Tableau5.A2" office:value-type="string">
            <text:p text:style-name="P36">1..* <text:s text:c="38"/>1..*</text:p>
          </table:table-cell>
          <table:table-cell table:style-name="Tableau5.C2" office:value-type="string">
            <text:p text:style-name="P38">NomProjet</text:p>
          </table:table-cell>
        </table:table-row>
      </table:table>
      <text:p text:style-name="P24"><draw:line text:anchor-type="paragraph" draw:z-index="1" draw:name="Forme2" draw:style-name="gr1" draw:text-style-name="P41" svg:x1="14.376cm" svg:y1="0.065cm" svg:x2="10.975cm" svg:y2="2.162cm"><text:p/></draw:line><text:tab/><text:tab/><text:tab/><text:tab/> <text:s text:c="5"/></text:p>
      <text:p text:style-name="P24"/>
      <text:p text:style-name="P24"/>
      <text:p text:style-name="P21">Table de liaison</text:p>
      <table:table table:name="Tableau6" table:style-name="Tableau6">
        <table:table-column table:style-name="Tableau6.A"/>
        <table:table-row table:style-name="TableLine94520669423344">
          <table:table-cell table:style-name="Tableau6.A1" office:value-type="string">
            <text:p text:style-name="P40">Travailler</text:p>
          </table:table-cell>
        </table:table-row>
        <table:table-row table:style-name="TableLine94520669423344">
          <table:table-cell table:style-name="Tableau6.A2" office:value-type="string">
            <text:p text:style-name="P25"><text:span text:style-name="T10">Trv_Id_Personne</text:span></text:p>
          </table:table-cell>
        </table:table-row>
        <table:table-row table:style-name="TableLine94520669423344">
          <table:table-cell table:style-name="Tableau6.A2" office:value-type="string">
            <text:p text:style-name="P25"><text:span text:style-name="T10">Trv_Id_Projet</text:span></text:p>
          </table:table-cell>
        </table:table-row>
      </table:table>
      <text:p text:style-name="P24"/>
      <text:p text:style-name="P24"/>
      <text:p text:style-name="P24"/>
      <text:p text:style-name="P28">Qu’est ce qu’un SGBD ?</text:p>
      <text:p text:style-name="P26"/>
      <text:p text:style-name="P26">SGBD = Système de Gestion de Bases de Données</text:p>
      <text:p text:style-name="P26">système qui permet de gérer une BD partagée par un ou plusieurs utilisateurs simultanément :</text:p>
      <text:p text:style-name="P26"><text:tab/>- modifier les données d’une BD</text:p>
      <text:p text:style-name="P26"><text:tab/>- interroger d’une BDD</text:p>
      <text:p text:style-name="P26"><text:tab/>- mettre à jour une BDD</text:p>
      <text:p text:style-name="P26"/>
      <text:p text:style-name="P27">Exemples: Oracle Database, PHPmyAdmin, PostgreSQL, Microsoft SQL Server etc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6:41:10.397331346</meta:creation-date>
    <dc:date>2023-11-06T18:02:43.307261140</dc:date>
    <meta:editing-duration>PT1H41S</meta:editing-duration>
    <meta:editing-cycles>15</meta:editing-cycles>
    <meta:generator>LibreOffice/7.0.4.2$Linux_X86_64 LibreOffice_project/00$Build-2</meta:generator>
    <meta:document-statistic meta:table-count="6" meta:image-count="0" meta:object-count="0" meta:page-count="3" meta:paragraph-count="102" meta:word-count="503" meta:character-count="3330" meta:non-whitespace-character-count="2702"/>
  </office:meta>
</office:document-meta>
</file>